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gProgressImplTest.shouldStartVerificationAndPullVerific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ngProgressImplTest.shouldCheckIfVerificationWas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Test.should_not_allow_redundant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ingProgressImplTest.should_clean_up_listeners_autom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ngProgressImpl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Test.shouldNotifyListenerSaf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